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35e" officeooo:paragraph-rsid="000ef35e"/>
    </style:style>
    <style:style style:name="T1" style:family="text">
      <style:text-properties officeooo:rsid="001247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jMjph1q8SJpC7HGzhC1zmoCuZoa5Uw224k3h</text:p>
      <text:p text:style-name="P1"/>
      <text:p text:style-name="P1"/>
      <text:p text:style-name="P1">git add . &amp;&amp; git commit -m “message”</text:p>
      <text:p text:style-name="Standard">git push roadside –all</text:p>
      <text:p text:style-name="Standard"/>
      <text:p text:style-name="Standard"><text:a xlink:type="simple" xlink:href="https://github.com/git-guides/git-push" text:style-name="Internet_20_link" text:visited-style-name="Visited_20_Internet_20_Link">https://github.com/git-guides/git-push</text:a> – <text:span text:style-name="T1">switching between branch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8:40:32.968290137</meta:creation-date>
    <dc:date>2022-02-08T22:01:59.673607452</dc:date>
    <meta:editing-duration>PT58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7" meta:character-count="165" meta:non-whitespace-character-count="151"/>
  </office:meta>
</office:document-meta>
</file>